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789cm" table:align="left"/>
    </style:style>
    <style:style style:name="Table1.A" style:family="table-column">
      <style:table-column-properties style:column-width="1.799cm"/>
    </style:style>
    <style:style style:name="Table1.B"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789cm" table:align="left"/>
    </style:style>
    <style:style style:name="Table2.A" style:family="table-column">
      <style:table-column-properties style:column-width="1.799cm"/>
    </style:style>
    <style:style style:name="Table2.B" style:family="table-column">
      <style:table-column-properties style:column-width="2.9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871" officeooo:paragraph-rsid="000ed871"/>
    </style:style>
    <style:style style:name="P2" style:family="paragraph" style:parent-style-name="Standard">
      <style:text-properties officeooo:rsid="000ed871" officeooo:paragraph-rsid="00119025"/>
    </style:style>
    <style:style style:name="P3" style:family="paragraph" style:parent-style-name="Standard" style:list-style-name="L1">
      <style:text-properties officeooo:rsid="000ed871" officeooo:paragraph-rsid="00119025"/>
    </style:style>
    <style:style style:name="P4" style:family="paragraph" style:parent-style-name="Standard">
      <style:text-properties fo:font-weight="bold" officeooo:rsid="000ed871" officeooo:paragraph-rsid="000ed871" style:font-weight-asian="bold" style:font-weight-complex="bold"/>
    </style:style>
    <style:style style:name="P5" style:family="paragraph" style:parent-style-name="Standard">
      <style:text-properties fo:font-weight="bold" officeooo:rsid="00108f82" officeooo:paragraph-rsid="00108f82" style:font-weight-asian="bold" style:font-weight-complex="bold"/>
    </style:style>
    <style:style style:name="P6" style:family="paragraph" style:parent-style-name="Standard">
      <style:text-properties officeooo:rsid="00108f82" officeooo:paragraph-rsid="00108f82"/>
    </style:style>
    <style:style style:name="P7" style:family="paragraph" style:parent-style-name="Standard">
      <style:text-properties fo:font-weight="normal" officeooo:rsid="00108f82" officeooo:paragraph-rsid="00108f82" style:font-weight-asian="normal" style:font-weight-complex="normal"/>
    </style:style>
    <style:style style:name="P8" style:family="paragraph" style:parent-style-name="Standard">
      <style:text-properties fo:font-weight="normal" officeooo:rsid="001173c8" officeooo:paragraph-rsid="001173c8" style:font-weight-asian="normal" style:font-weight-complex="normal"/>
    </style:style>
    <style:style style:name="P9" style:family="paragraph" style:parent-style-name="Standard">
      <style:text-properties fo:font-weight="normal" officeooo:rsid="00119025" officeooo:paragraph-rsid="00119025" style:font-weight-asian="normal" style:font-weight-complex="normal"/>
    </style:style>
    <style:style style:name="P10" style:family="paragraph" style:parent-style-name="Standard">
      <style:paragraph-properties fo:text-align="center" style:justify-single-word="false"/>
      <style:text-properties fo:font-weight="normal" officeooo:rsid="00119025" officeooo:paragraph-rsid="00119025" style:font-weight-asian="normal" style:font-weight-complex="normal"/>
    </style:style>
    <style:style style:name="P11" style:family="paragraph" style:parent-style-name="Standard">
      <style:paragraph-properties fo:text-align="start" style:justify-single-word="false"/>
      <style:text-properties fo:font-weight="normal" officeooo:rsid="00119025" officeooo:paragraph-rsid="00119025" style:font-weight-asian="normal" style:font-weight-complex="normal"/>
    </style:style>
    <style:style style:name="P12" style:family="paragraph" style:parent-style-name="Standard">
      <style:paragraph-properties fo:text-align="start" style:justify-single-word="false"/>
      <style:text-properties fo:font-weight="normal" officeooo:rsid="00119025" officeooo:paragraph-rsid="0011c723" style:font-weight-asian="normal" style:font-weight-complex="normal"/>
    </style:style>
    <style:style style:name="P13" style:family="paragraph" style:parent-style-name="Standard">
      <style:paragraph-properties fo:text-align="start" style:justify-single-word="false"/>
      <style:text-properties fo:font-weight="normal" officeooo:rsid="0011c723" officeooo:paragraph-rsid="0011c723" style:font-weight-asian="normal" style:font-weight-complex="normal"/>
    </style:style>
    <style:style style:name="P14" style:family="paragraph" style:parent-style-name="Standard">
      <style:text-properties officeooo:rsid="001173c8" officeooo:paragraph-rsid="001173c8"/>
    </style:style>
    <style:style style:name="P15" style:family="paragraph" style:parent-style-name="Table_20_Contents">
      <style:paragraph-properties fo:text-align="center" style:justify-single-word="false"/>
      <style:text-properties officeooo:rsid="00119025" officeooo:paragraph-rsid="00119025"/>
    </style:style>
    <style:style style:name="P16" style:family="paragraph" style:parent-style-name="Table_20_Contents">
      <style:paragraph-properties fo:text-align="center" style:justify-single-word="false"/>
      <style:text-properties officeooo:rsid="00119025" officeooo:paragraph-rsid="0011c723"/>
    </style:style>
    <style:style style:name="P17" style:family="paragraph" style:parent-style-name="Table_20_Contents">
      <style:paragraph-properties fo:text-align="center" style:justify-single-word="false"/>
      <style:text-properties fo:font-weight="bold" officeooo:rsid="00119025" officeooo:paragraph-rsid="00119025" style:font-weight-asian="bold" style:font-weight-complex="bold"/>
    </style:style>
    <style:style style:name="P18" style:family="paragraph" style:parent-style-name="Table_20_Contents">
      <style:paragraph-properties fo:text-align="center" style:justify-single-word="false"/>
      <style:text-properties fo:font-weight="bold" officeooo:rsid="00119025" officeooo:paragraph-rsid="0011c723" style:font-weight-asian="bold" style:font-weight-complex="bold"/>
    </style:style>
    <style:style style:name="P19" style:family="paragraph" style:parent-style-name="Table_20_Contents">
      <style:paragraph-properties fo:text-align="center" style:justify-single-word="false"/>
      <style:text-properties officeooo:rsid="0011c723" officeooo:paragraph-rsid="0011c723"/>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officeooo:rsid="00108f82"/>
    </style:style>
    <style:style style:name="T4" style:family="text">
      <style:text-properties fo:font-weight="bold" style:font-weight-asian="bold" style:font-weight-complex="bold"/>
    </style:style>
    <style:style style:name="T5" style:family="text">
      <style:text-properties officeooo:rsid="001173c8"/>
    </style:style>
    <style:style style:name="T6" style:family="text">
      <style:text-properties officeooo:rsid="00119025"/>
    </style:style>
    <style:style style:name="T7" style:family="text">
      <style:text-properties style:text-position="super 58%"/>
    </style:style>
    <style:style style:name="T8" style:family="text">
      <style:text-properties style:text-position="0% 100%"/>
    </style:style>
    <style:style style:name="T9" style:family="text">
      <style:text-properties officeooo:rsid="0011c723"/>
    </style:style>
    <style:style style:name="T10" style:family="text">
      <style:text-properties officeooo:rsid="001214e2"/>
    </style:style>
    <style:style style:name="T11" style:family="text">
      <style:text-properties officeooo:rsid="0013dd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Problems</text:span></text:p>
      <text:p text:style-name="P2"><text:span text:style-name="T4"/></text:p>
      <text:p text:style-name="P2">You worry that:</text:p>
      <text:list xml:id="list8523242050655824068" text:style-name="L1">
        <text:list-item>
          <text:p text:style-name="P3"><text:span text:style-name="T6">M</text:span>y work is too specific to XGB.</text:p>
        </text:list-item>
        <text:list-item>
          <text:p text:style-name="P3"><text:span text:style-name="T6">It needs an equation somewhere</text:span>.</text:p>
        </text:list-item>
      </text:list>
      <text:p text:style-name="P1"/>
      <text:p text:style-name="P4">Necessary Background</text:p>
      <text:p text:style-name="P1"/>
      <text:p text:style-name="P1"><text:span text:style-name="T1">When all explanatory variables are binary </text:span>(italicized because it is a Very Important Phrase Okay), a saturated XGB model with max_depth = d approaches a linear model with every d-way interaction.</text:p>
      <text:p text:style-name="P1"/>
      <text:p text:style-name="P1">So if d=2 and there are three explanatory features</text:p>
      <text:p text:style-name="P1"/>
      <text:p text:style-name="P1">y = XGB(x<text:span text:style-name="T2">1</text:span>,x<text:span text:style-name="T2">2</text:span>,x<text:span text:style-name="T2">3</text:span>)</text:p>
      <text:p text:style-name="P1"/>
      <text:p text:style-name="P1">will give the same results as</text:p>
      <text:p text:style-name="P1"/>
      <text:p text:style-name="P1">y = c + k<text:span text:style-name="T2">1</text:span>*x<text:span text:style-name="T2">1</text:span>+k<text:span text:style-name="T2">2</text:span>*x<text:span text:style-name="T2">2</text:span>+k<text:span text:style-name="T2">3</text:span>*x<text:span text:style-name="T2">3</text:span>+k<text:span text:style-name="T2">1,2</text:span>*x<text:span text:style-name="T2">1</text:span>*x<text:span text:style-name="T2">2</text:span>+k<text:span text:style-name="T2">1,3</text:span>*x<text:span text:style-name="T2">1</text:span>*x<text:span text:style-name="T2">3</text:span>+k<text:span text:style-name="T2">2,3</text:span>*x<text:span text:style-name="T2">2</text:span>*x<text:span text:style-name="T2">3</text:span></text:p>
      <text:p text:style-name="P1"/>
      <text:p text:style-name="P1">(note: being saturated, with so few degrees of freedom, does not make <text:span text:style-name="T3">model</text:span> <text:span text:style-name="T3">automatically awful</text:span> as is usually the case)</text:p>
      <text:p text:style-name="P1"/>
      <text:p text:style-name="P6">This is proven using <text:span text:style-name="T10">by comparing output from </text:span><text:a xlink:type="simple" xlink:href="https://github.com/H-B-P/rolecno/blob/main/treedepth_is_too_damn_high/other_reasons/idealized_interaction/linear_model.py" text:style-name="Internet_20_link" text:visited-style-name="Visited_20_Internet_20_Link"><text:span text:style-name="T10">linear-modelling code</text:span></text:a><text:span text:style-name="T10"> to</text:span><text:a xlink:type="simple" xlink:href="https://github.com/H-B-P/rolecno/blob/main/treedepth_is_too_damn_high/other_reasons/idealized_interaction/model.py" text:style-name="Internet_20_link" text:visited-style-name="Visited_20_Internet_20_Link"><text:span text:style-name="T10"> saturated-XGB code</text:span></text:a><text:span text:style-name="T10"> modelling </text:span><text:a xlink:type="simple" xlink:href="https://github.com/H-B-P/rolecno/blob/main/treedepth_is_too_damn_high/other_reasons/idealized_interaction/gen.py" text:style-name="Internet_20_link" text:visited-style-name="Visited_20_Internet_20_Link"><text:span text:style-name="T10">a bunch of prime numbers</text:span></text:a><text:span text:style-name="T10"> and noticing differences in output are rounding errors. </text:span></text:p>
      <text:p text:style-name="P6"/>
      <text:p text:style-name="P5">Apply Everywhere</text:p>
      <text:p text:style-name="P6"/>
      <text:p text:style-name="P6">When applied to <text:a xlink:type="simple" xlink:href="https://github.com/H-B-P/rolecno/blob/main/treedepth_is_too_damn_high/other_reasons/mixes_risks/compareII.py" text:style-name="Internet_20_link" text:visited-style-name="Visited_20_Internet_20_Link">the</text:a> <text:a xlink:type="simple" xlink:href="https://github.com/H-B-P/rolecno/blob/main/treedepth_is_too_damn_high/other_reasons/mixes_subpopulations/comparisonII.py" text:style-name="Internet_20_link" text:visited-style-name="Visited_20_Internet_20_Link">three</text:a> <text:a xlink:type="simple" xlink:href="https://github.com/H-B-P/rolecno/blob/main/treedepth_is_too_damn_high/other_reasons/missing_cols_log/model_incl_linear.py" text:style-name="Internet_20_link" text:visited-style-name="Visited_20_Internet_20_Link">pheonomena</text:a> where we proved our point with modelling, and where our point did not rest on limited training rounds etc, unpenalized linear models’ responses get the same kinds of results as the corresponding XGB model: that is, depth=3 beats depth=1 despite a lack of conventional interactions, and depth=3 is matched or outperformed by the relevant canonical model for the phenomena where I bothered to build a canonical mode<text:span text:style-name="T5">l</text:span>.</text:p>
      <text:p text:style-name="P6"/>
      <text:p text:style-name="P14">(This is a big deal because there is only one unpenalized glm model per depth per dataset, so there’s no way to claim I used the wrong hyperparams etc)</text:p>
      <text:p text:style-name="P6"/>
      <text:p text:style-name="P6">In addition to getting the same kinds of results <text:span text:style-name="T5">as XGB</text:span>, they also get almost exactly the same results <text:span text:style-name="T5">as XGB</text:span>, because I generated the datasets such that saturated models would work and then used enough trees that relevant XGB models would be a stone’s throw from saturation.</text:p>
      <text:p text:style-name="P6"/>
      <text:p text:style-name="P6">I can give you results if you want but they’re basically just the XGB results again; <text:span text:style-name="T5">usually</text:span> <text:span text:style-name="T5">slightly worse because XGB only had a finite number of trees with which to overfit.</text:span></text:p>
      <text:p text:style-name="P6"/>
      <text:p text:style-name="P5">Math</text:p>
      <text:p text:style-name="P7"/>
      <text:p text:style-name="P7">Consider the <text:span text:style-name="T5">dataset I gen’d for multiresp: four explanatory binary variables.</text:span></text:p>
      <text:p text:style-name="P7"/>
      <text:p text:style-name="P8">A depth=4 linear model – or a sufficiently-psychoanalyzed depth=4 XGB model – needs 2^4=16 k-values to fully describe how the multiple responses predict y.</text:p>
      <text:p text:style-name="P8"/>
      <text:p text:style-name="P8"><text:soft-page-break/>However, when you model it canonically using the three <text:span text:style-name="T6">parallel responses</text:span> it has, you can model it using only 3*(4+1)=15 k-values. This model is 1 DOF <text:span text:style-name="T11">more explicable, and</text:span> 1 <text:span text:style-name="T11">DOF less liable</text:span> to overfit.</text:p>
      <text:p text:style-name="P8"/>
      <text:p text:style-name="P8">(Note 1: This is almost exactly as close to useless as a thing can be. But that’s because I picked this setup because I wanted the simplest case where td=3 <text:span text:style-name="T6">reliably </text:span>beat td=1.)</text:p>
      <text:p text:style-name="P7"/>
      <text:p text:style-name="P7">(<text:span text:style-name="T5">Note 2: </text:span>I here assume that mo’ DOF = mo’ problems and that all DOF are created equal. Let me know if either of those assumptions are problematic.)</text:p>
      <text:p text:style-name="P7"/>
      <text:p text:style-name="P9">Formalizing the above: an ideally multiresp-y dataset with B binary explanatory vars can be usefully modelled with a multiresp model (as opposed to unpenalized linear) when more k-values.</text:p>
      <text:p text:style-name="P9"/>
      <text:p text:style-name="P10">k-values in maximum max_depth linear model = 2<text:span text:style-name="T7">B</text:span></text:p>
      <text:p text:style-name="P10"><text:span text:style-name="T8"/></text:p>
      <text:p text:style-name="P10"><text:span text:style-name="T8">k-values in multiresp model = N(B+1)</text:span></text:p>
      <text:p text:style-name="P9"><text:span text:style-name="T8"/></text:p>
      <text:p text:style-name="P9"><text:span text:style-name="T8">So when you have (the equivalent of) B binary features, it’s possible for multiresp to lower DOF when</text:span></text:p>
      <text:p text:style-name="P9"><text:span text:style-name="T8"/></text:p>
      <text:p text:style-name="P10"><text:span text:style-name="T8">N(B+1) &lt; 2</text:span><text:span text:style-name="T7">B</text:span></text:p>
      <text:p text:style-name="P11"><text:span text:style-name="T8"/></text:p>
      <text:p text:style-name="P11"><text:span text:style-name="T8">For various values of B, the max value of N is</text:span></text:p>
      <text:p text:style-name="P11"><text:span text:style-name="T8"/></text:p>
      <table:table table:name="Table1" table:style-name="Table1">
        <table:table-column table:style-name="Table1.A"/>
        <table:table-column table:style-name="Table1.B"/>
        <table:table-row>
          <table:table-cell table:style-name="Table1.A1" office:value-type="string">
            <text:p text:style-name="P17">B</text:p>
          </table:table-cell>
          <table:table-cell table:style-name="Table1.B1" office:value-type="string">
            <text:p text:style-name="P17">Max useful N</text:p>
          </table:table-cell>
        </table:table-row>
        <table:table-row>
          <table:table-cell table:style-name="Table1.A2" office:value-type="string">
            <text:p text:style-name="P15">1</text:p>
          </table:table-cell>
          <table:table-cell table:style-name="Table1.B2" office:value-type="string">
            <text:p text:style-name="P15">0</text:p>
          </table:table-cell>
        </table:table-row>
        <table:table-row>
          <table:table-cell table:style-name="Table1.A2" office:value-type="string">
            <text:p text:style-name="P15">2</text:p>
          </table:table-cell>
          <table:table-cell table:style-name="Table1.B2" office:value-type="string">
            <text:p text:style-name="P15">1</text:p>
          </table:table-cell>
        </table:table-row>
        <table:table-row>
          <table:table-cell table:style-name="Table1.A2" office:value-type="string">
            <text:p text:style-name="P15">3</text:p>
          </table:table-cell>
          <table:table-cell table:style-name="Table1.B2" office:value-type="string">
            <text:p text:style-name="P15">1</text:p>
          </table:table-cell>
        </table:table-row>
        <table:table-row>
          <table:table-cell table:style-name="Table1.A2" office:value-type="string">
            <text:p text:style-name="P15">4</text:p>
          </table:table-cell>
          <table:table-cell table:style-name="Table1.B2" office:value-type="string">
            <text:p text:style-name="P15">3</text:p>
          </table:table-cell>
        </table:table-row>
        <table:table-row>
          <table:table-cell table:style-name="Table1.A2" office:value-type="string">
            <text:p text:style-name="P15">5</text:p>
          </table:table-cell>
          <table:table-cell table:style-name="Table1.B2" office:value-type="string">
            <text:p text:style-name="P15">5</text:p>
          </table:table-cell>
        </table:table-row>
        <table:table-row>
          <table:table-cell table:style-name="Table1.A2" office:value-type="string">
            <text:p text:style-name="P15">6</text:p>
          </table:table-cell>
          <table:table-cell table:style-name="Table1.B2" office:value-type="string">
            <text:p text:style-name="P15">9</text:p>
          </table:table-cell>
        </table:table-row>
        <table:table-row>
          <table:table-cell table:style-name="Table1.A2" office:value-type="string">
            <text:p text:style-name="P15">7</text:p>
          </table:table-cell>
          <table:table-cell table:style-name="Table1.B2" office:value-type="string">
            <text:p text:style-name="P15">15</text:p>
          </table:table-cell>
        </table:table-row>
        <table:table-row>
          <table:table-cell table:style-name="Table1.A2" office:value-type="string">
            <text:p text:style-name="P15">8</text:p>
          </table:table-cell>
          <table:table-cell table:style-name="Table1.B2" office:value-type="string">
            <text:p text:style-name="P15">28</text:p>
          </table:table-cell>
        </table:table-row>
        <table:table-row>
          <table:table-cell table:style-name="Table1.A2" office:value-type="string">
            <text:p text:style-name="P15">9</text:p>
          </table:table-cell>
          <table:table-cell table:style-name="Table1.B2" office:value-type="string">
            <text:p text:style-name="P15">51</text:p>
          </table:table-cell>
        </table:table-row>
        <table:table-row>
          <table:table-cell table:style-name="Table1.A2" office:value-type="string">
            <text:p text:style-name="P15">10</text:p>
          </table:table-cell>
          <table:table-cell table:style-name="Table1.B2" office:value-type="string">
            <text:p text:style-name="P15">93</text:p>
          </table:table-cell>
        </table:table-row>
      </table:table>
      <text:p text:style-name="P11"><text:span text:style-name="T8"/></text:p>
      <text:p text:style-name="P11">And for mixture-glm frankenmodels, which also have the fs to worry about</text:p>
      <text:p text:style-name="P11"/>
      <text:p text:style-name="P10"><text:span text:style-name="T8">k-values in frankenmodel = N(B+1) + (N-1) = N(B+2) -1</text:span></text:p>
      <text:p text:style-name="P11"/>
      <text:p text:style-name="P11">This is useful when</text:p>
      <text:p text:style-name="P11"/>
      <text:p text:style-name="P10"><text:span text:style-name="T8">N(B+2) -1 &lt; 2</text:span><text:span text:style-name="T7">B</text:span></text:p>
      <text:p text:style-name="P11"/>
      <text:p text:style-name="P11">So we can get a similar table</text:p>
      <text:p text:style-name="P11"/>
      <text:p text:style-name="P12"><text:span text:style-name="T8"/></text:p>
      <table:table table:name="Table2" table:style-name="Table2">
        <table:table-column table:style-name="Table2.A"/>
        <table:table-column table:style-name="Table2.B"/>
        <text:soft-page-break/>
        <table:table-row>
          <table:table-cell table:style-name="Table2.A1" office:value-type="string">
            <text:p text:style-name="P18">B</text:p>
          </table:table-cell>
          <table:table-cell table:style-name="Table2.B1" office:value-type="string">
            <text:p text:style-name="P18">Max useful N</text:p>
          </table:table-cell>
        </table:table-row>
        <table:table-row>
          <table:table-cell table:style-name="Table2.A2" office:value-type="string">
            <text:p text:style-name="P16">1</text:p>
          </table:table-cell>
          <table:table-cell table:style-name="Table2.B2" office:value-type="string">
            <text:p text:style-name="P16">0</text:p>
          </table:table-cell>
        </table:table-row>
        <table:table-row>
          <table:table-cell table:style-name="Table2.A2" office:value-type="string">
            <text:p text:style-name="P16">2</text:p>
          </table:table-cell>
          <table:table-cell table:style-name="Table2.B2" office:value-type="string">
            <text:p text:style-name="P16">1</text:p>
          </table:table-cell>
        </table:table-row>
        <table:table-row>
          <table:table-cell table:style-name="Table2.A2" office:value-type="string">
            <text:p text:style-name="P16">3</text:p>
          </table:table-cell>
          <table:table-cell table:style-name="Table2.B2" office:value-type="string">
            <text:p text:style-name="P16">1</text:p>
          </table:table-cell>
        </table:table-row>
        <table:table-row>
          <table:table-cell table:style-name="Table2.A2" office:value-type="string">
            <text:p text:style-name="P16">4</text:p>
          </table:table-cell>
          <table:table-cell table:style-name="Table2.B2" office:value-type="string">
            <text:p text:style-name="P19">2</text:p>
          </table:table-cell>
        </table:table-row>
        <table:table-row>
          <table:table-cell table:style-name="Table2.A2" office:value-type="string">
            <text:p text:style-name="P16">5</text:p>
          </table:table-cell>
          <table:table-cell table:style-name="Table2.B2" office:value-type="string">
            <text:p text:style-name="P19">4</text:p>
          </table:table-cell>
        </table:table-row>
        <table:table-row>
          <table:table-cell table:style-name="Table2.A2" office:value-type="string">
            <text:p text:style-name="P16">6</text:p>
          </table:table-cell>
          <table:table-cell table:style-name="Table2.B2" office:value-type="string">
            <text:p text:style-name="P19">8</text:p>
          </table:table-cell>
        </table:table-row>
        <table:table-row>
          <table:table-cell table:style-name="Table2.A2" office:value-type="string">
            <text:p text:style-name="P16">7</text:p>
          </table:table-cell>
          <table:table-cell table:style-name="Table2.B2" office:value-type="string">
            <text:p text:style-name="P19">14</text:p>
          </table:table-cell>
        </table:table-row>
        <table:table-row>
          <table:table-cell table:style-name="Table2.A2" office:value-type="string">
            <text:p text:style-name="P16">8</text:p>
          </table:table-cell>
          <table:table-cell table:style-name="Table2.B2" office:value-type="string">
            <text:p text:style-name="P16">2<text:span text:style-name="T9">5</text:span></text:p>
          </table:table-cell>
        </table:table-row>
        <table:table-row>
          <table:table-cell table:style-name="Table2.A2" office:value-type="string">
            <text:p text:style-name="P16">9</text:p>
          </table:table-cell>
          <table:table-cell table:style-name="Table2.B2" office:value-type="string">
            <text:p text:style-name="P19">46</text:p>
          </table:table-cell>
        </table:table-row>
        <table:table-row>
          <table:table-cell table:style-name="Table2.A2" office:value-type="string">
            <text:p text:style-name="P16">10</text:p>
          </table:table-cell>
          <table:table-cell table:style-name="Table2.B2" office:value-type="string">
            <text:p text:style-name="P19">85</text:p>
          </table:table-cell>
        </table:table-row>
      </table:table>
      <text:p text:style-name="P12"><text:span text:style-name="T8"/></text:p>
      <text:p text:style-name="P13"><text:span text:style-name="T8">This is kinda dumb because in practice we’ll never want to use an N&gt;5 (and almost never &gt;3) and the typical insurance dataset has hundreds of features, most of which are much more complex than a binary yes/no.</text:span></text:p>
      <text:p text:style-name="P13"><text:span text:style-name="T8"/></text:p>
      <text:p text:style-name="P13"><text:span text:style-name="T8">Takeaway is that you need a pretty pathological situation (small number of simple variables, high number of parallel responses) before acknowledging multiple resps becomes definitely-useless, and we’re unlikely to meet a scenario like that in the wild.</text:span></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02:02:07.346503083</meta:creation-date>
    <dc:date>2020-11-07T03:14:11.008545195</dc:date>
    <meta:editing-duration>PT33M10S</meta:editing-duration>
    <meta:editing-cycles>4</meta:editing-cycles>
    <meta:generator>LibreOffice/5.2.7.2$Linux_X86_64 LibreOffice_project/20m0$Build-2</meta:generator>
    <meta:document-statistic meta:table-count="2" meta:image-count="0" meta:object-count="0" meta:page-count="3" meta:paragraph-count="80" meta:word-count="669" meta:character-count="3739" meta:non-whitespace-character-count="3149"/>
  </office:meta>
</office:document-meta>
</file>